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356cm" draw:marker-start-width="0.731cm" draw:marker-end-width="0.731cm" draw:textarea-horizontal-align="center" draw:textarea-vertical-align="middle" fo:padding-top="0.3cm" fo:padding-bottom="0.3cm" fo:padding-left="0.425cm" fo:padding-right="0.425cm"/>
    </style:style>
    <style:style style:name="gr3" style:family="graphic" style:parent-style-name="standard">
      <style:graphic-properties draw:stroke="none" svg:stroke-color="#000000" draw:fill="none" draw:fill-color="#ffffff" fo:min-height="0.5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445cm" svg:y1="5.445cm" svg:x2="12.43cm" svg:y2="5.445cm">
            <text:p/>
          </draw:line>
          <draw:line draw:style-name="gr2" draw:text-style-name="P1" draw:layer="layout" svg:x1="12.355cm" svg:y1="5.445cm" svg:x2="13.625cm" svg:y2="5.445cm">
            <text:p/>
          </draw:line>
          <draw:line draw:style-name="gr2" draw:text-style-name="P1" draw:layer="layout" svg:x1="4.14cm" svg:y1="5.445cm" svg:x2="5.41cm" svg:y2="5.445cm">
            <text:p/>
          </draw:line>
          <draw:line draw:style-name="gr1" draw:text-style-name="P1" draw:layer="layout" svg:x1="6.246cm" svg:y1="7.045cm" svg:x2="10.525cm" svg:y2="7.045cm">
            <text:p/>
          </draw:line>
          <draw:line draw:style-name="gr2" draw:text-style-name="P1" draw:layer="layout" svg:x1="10.556cm" svg:y1="7.045cm" svg:x2="11.826cm" svg:y2="7.045cm">
            <text:p/>
          </draw:line>
          <draw:line draw:style-name="gr2" draw:text-style-name="P1" draw:layer="layout" svg:x1="4.941cm" svg:y1="7.045cm" svg:x2="6.211cm" svg:y2="7.045cm">
            <text:p/>
          </draw:line>
          <draw:line draw:style-name="gr1" draw:text-style-name="P1" draw:layer="layout" svg:x1="8.047cm" svg:y1="8.545cm" svg:x2="14.97cm" svg:y2="8.545cm">
            <text:p/>
          </draw:line>
          <draw:line draw:style-name="gr2" draw:text-style-name="P1" draw:layer="layout" svg:x1="14.957cm" svg:y1="8.545cm" svg:x2="16.227cm" svg:y2="8.545cm">
            <text:p/>
          </draw:line>
          <draw:line draw:style-name="gr2" draw:text-style-name="P1" draw:layer="layout" svg:x1="6.742cm" svg:y1="8.545cm" svg:x2="8.012cm" svg:y2="8.545cm">
            <text:p/>
          </draw:line>
          <draw:frame draw:style-name="gr3" draw:layer="layout" svg:width="1.27cm" svg:height="1.27cm" svg:x="3.975cm" svg:y="4.36cm">
            <draw:text-box>
              <text:p>10</text:p>
            </draw:text-box>
          </draw:frame>
          <draw:frame draw:style-name="gr3" draw:layer="layout" svg:width="1.27cm" svg:height="0.962cm" svg:x="4.675cm" svg:y="5.86cm">
            <draw:text-box>
              <text:p>20</text:p>
            </draw:text-box>
          </draw:frame>
          <draw:frame draw:style-name="gr3" draw:layer="layout" svg:width="1.27cm" svg:height="0.962cm" svg:x="6.675cm" svg:y="7.46cm">
            <draw:text-box>
              <text:p>30</text:p>
            </draw:text-box>
          </draw:frame>
          <draw:frame draw:style-name="gr3" draw:layer="layout" svg:width="1.96cm" svg:height="0.962cm" svg:x="12.175cm" svg:y="4.36cm">
            <draw:text-box>
              <text:p>800</text:p>
            </draw:text-box>
          </draw:frame>
          <draw:frame draw:style-name="gr3" draw:layer="layout" svg:width="1.96cm" svg:height="0.962cm" svg:x="10.475cm" svg:y="5.96cm">
            <draw:text-box>
              <text:p>700</text:p>
            </draw:text-box>
          </draw:frame>
          <draw:frame draw:style-name="gr3" draw:layer="layout" svg:width="1.96cm" svg:height="0.962cm" svg:x="14.675cm" svg:y="7.26cm">
            <draw:text-box>
              <text:p>90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os </meta:initial-creator>
    <meta:creation-date>2011-04-07T23:24:13</meta:creation-date>
    <dc:date>2011-04-07T23:32:08</dc:date>
    <dc:creator>christos </dc:creator>
    <meta:editing-duration>PT00H07M55S</meta:editing-duration>
    <meta:editing-cycles>1</meta:editing-cycles>
    <meta:document-statistic meta:object-count="16"/>
    <meta:generator>OpenOffice.org/3.2$Unix OpenOffice.org_project/320m19$Build-9505</meta:generator>
  </office:meta>
</office:document-meta>
</file>